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025cm" fo:padding-bottom="0.025cm" fo:padding-left="0.025cm" fo:padding-right="0.025cm"/>
    </style:style>
    <style:style style:name="gr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0cm" fo:min-width="0cm" fo:padding-top="0.025cm" fo:padding-bottom="0.025cm" fo:padding-left="0.025cm" fo:padding-right="0.025cm"/>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svg:stroke-color="#000000" draw:fill="none"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32cm" svg:height="4.093cm" svg:x="7.513cm" svg:y="7.089cm">
          <text:p text:style-name="P1">Couch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1" draw:id="id1" draw:layer="layout" svg:width="3.494cm" svg:height="3.494cm" svg:x="5.342cm" svg:y="12.38cm">
          <text:p text:style-name="P1">Brow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7.089cm" svg:y1="12.38cm" svg:x2="9.173cm" svg:y2="11.182cm" draw:start-shape="id1" draw:start-glue-point="0" draw:end-shape="id2" draw:end-glue-point="7" svg:d="M7089 12380l2084-1198" svg:viewBox="0 0 2085 1199">
          <text:p/>
        </draw:connector>
        <draw:custom-shape draw:style-name="gr1" draw:text-style-name="P1" xml:id="id3" draw:id="id3" draw:layer="layout" svg:width="4.518cm" svg:height="2.271cm" svg:x="9.635cm" svg:y="2.921cm">
          <text:p text:style-name="P1">Deluge</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3" draw:text-style-name="P1" draw:layer="layout" draw:type="line" svg:x1="11.894cm" svg:y1="5.192cm" svg:x2="9.173cm" svg:y2="7.089cm" draw:start-shape="id3" draw:start-glue-point="5" draw:end-shape="id2" draw:end-glue-point="5" svg:d="M11894 5192l-2721 1897" svg:viewBox="0 0 2722 1898">
          <text:p/>
        </draw:connector>
        <draw:custom-shape draw:style-name="gr4" draw:text-style-name="P1" xml:id="id4" draw:id="id4" draw:layer="layout" svg:width="5.442cm" svg:height="4.068cm" svg:x="13.628cm" svg:y="7.089cm">
          <text:p text:style-name="P1">Other thing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draw:type="line" svg:x1="10.833cm" svg:y1="9.136cm" svg:x2="13.628cm" svg:y2="9.123cm" draw:start-shape="id2" draw:start-glue-point="8" draw:end-shape="id4" draw:end-glue-point="3" svg:d="M10833 9136l2795-13" svg:viewBox="0 0 2796 1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6T21:20:54.944294344</meta:creation-date>
    <dc:date>2015-05-26T21:54:43.462179509</dc:date>
    <meta:editing-duration>P0D</meta:editing-duration>
    <meta:editing-cycles>2</meta:editing-cycles>
    <meta:generator>LibreOffice/4.2.8.2$Linux_X86_64 LibreOffice_project/420m0$Build-2</meta:generator>
    <meta:document-statistic meta:object-count="7"/>
  </office:meta>
</office:document-meta>
</file>